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C90F4DF3F68DBD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72cm, 0.408cm, 41.861cm, 14.43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31cm" svg:height="11.699cm" svg:x="0.3cm" svg:y="0.201cm">
          <draw:image xlink:href="Pictures/1000000000000BD000000FC0C90F4DF3F68DBD2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35:45.506547253</dc:date>
    <meta:editing-duration>PT2M5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